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5cm" fo:min-width="4.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82cm" fo:min-width="2.3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64cm" fo:min-width="2.5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024cm" fo:min-width="3.4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cm" fo:min-width="1.75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cm" fo:min-width="1.65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solid" draw:stroke-dash="Line_20_with_20_Fine_20_Dots" svg:stroke-width="0.018cm" draw:marker-start-width="0.227cm" draw:marker-end-width="0.227cm" draw:fill="none" draw:textarea-horizontal-align="justify" draw:textarea-vertical-align="middle" draw:auto-grow-height="false" fo:min-height="1.95cm" fo:min-width="3.9cm" fo:padding-top="0.134cm" fo:padding-bottom="0.134cm" fo:padding-left="0.259cm" fo:padding-right="0.25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236cm" fo:min-width="2.33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378cm" fo:min-width="2.188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35cm" fo:min-width="3.3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8cm" fo:min-width="1.1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dotted" style:text-underline-width="auto" style:text-underline-color="font-color"/>
    </style:style>
    <style:style style:name="P6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otte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cm" svg:height="2.1cm" svg:x="8.5cm" svg:y="7.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cm" svg:height="1.6cm" svg:x="8cm" svg:y="3.2cm">
          <text:p text:style-name="P1"><text:span text:style-name="T1">User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3cm" svg:height="2cm" svg:x="3.4cm" svg:y="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5.6cm" svg:height="1.8cm" svg:x="12.5cm" svg:y="4.5cm">
          <text:p text:style-name="P1"><text:span text:style-name="T2">friend_i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1.1cm" svg:y1="7.5cm" svg:x2="13.32cm" svg:y2="6.037cm" draw:start-shape="id1" draw:start-glue-point="0" draw:end-shape="id2" draw:end-glue-point="7" svg:d="M11100 7500l2220-1463" svg:viewBox="0 0 2221 1464">
          <text:p/>
        </draw:connector>
        <draw:connector draw:style-name="gr5" draw:text-style-name="P4" draw:layer="layout" draw:type="line" svg:x1="11.1cm" svg:y1="7.5cm" svg:x2="7.071cm" svg:y2="6.707cm" draw:start-shape="id1" draw:start-glue-point="0" draw:end-shape="id3" draw:end-glue-point="9" svg:d="M11100 7500l-4029-793" svg:viewBox="0 0 4030 794">
          <text:p/>
        </draw:connector>
        <draw:connector draw:style-name="gr5" draw:text-style-name="P4" draw:layer="layout" draw:type="line" svg:x1="11.1cm" svg:y1="7.5cm" svg:x2="10cm" svg:y2="4.8cm" draw:start-shape="id1" draw:end-shape="id4" draw:end-glue-point="2" svg:d="M11100 7500l-1100-2700" svg:viewBox="0 0 1101 2701">
          <text:p/>
        </draw:connector>
        <draw:connector draw:style-name="gr5" draw:text-style-name="P4" xml:id="id5" draw:id="id5" draw:layer="layout" draw:type="line" svg:x1="8.5cm" svg:y1="8.55cm" svg:x2="8.5cm" svg:y2="8.55cm" draw:start-shape="id1" draw:start-glue-point="3" draw:end-shape="id1" svg:d="M8500 8550z" svg:viewBox="0 0 1 1">
          <text:p/>
        </draw:connector>
        <draw:custom-shape draw:style-name="gr6" draw:text-style-name="P2" xml:id="id6" draw:id="id6" draw:layer="layout" svg:width="4.5cm" svg:height="2.1cm" svg:x="1.6cm" svg:y="12.1cm">
          <text:p text:style-name="P1">friend_l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8.5cm" svg:y1="8.55cm" svg:x2="3.85cm" svg:y2="12.1cm" draw:start-shape="id5" draw:start-glue-point="0" draw:end-shape="id6" draw:end-glue-point="4" svg:d="M8500 8550l-4650 3550" svg:viewBox="0 0 4651 3551">
          <text:p/>
        </draw:connector>
        <draw:connector draw:style-name="gr5" draw:text-style-name="P4" draw:layer="layout" draw:type="line" svg:x1="6.1cm" svg:y1="13.15cm" svg:x2="11.1cm" svg:y2="9.6cm" draw:start-shape="id6" draw:start-glue-point="7" draw:end-shape="id1" draw:end-glue-point="2" svg:d="M6100 13150l5000-3550" svg:viewBox="0 0 5001 3551">
          <text:p/>
        </draw:connector>
        <draw:frame draw:style-name="gr7" draw:text-style-name="P6" draw:layer="layout" svg:width="3cm" svg:height="1.8cm" svg:x="3.4cm" svg:y="9.4cm">
          <draw:text-box>
            <text:p>Send request</text:p>
          </draw:text-box>
        </draw:frame>
        <draw:frame draw:style-name="gr8" draw:text-style-name="P6" draw:layer="layout" svg:width="3.3cm" svg:height="1.6cm" svg:x="8.7cm" svg:y="11cm">
          <draw:text-box>
            <text:p>Accept request</text:p>
          </draw:text-box>
        </draw:frame>
        <draw:custom-shape draw:style-name="gr9" draw:text-style-name="P2" xml:id="id7" draw:id="id7" draw:layer="layout" svg:width="4.3cm" svg:height="2.9cm" svg:x="12.4cm" svg:y="12.3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draw:type="line" svg:x1="13.7cm" svg:y1="8.55cm" svg:x2="14.55cm" svg:y2="12.3cm" draw:start-shape="id1" draw:start-glue-point="1" draw:end-shape="id7" draw:end-glue-point="4" svg:d="M13700 8550l850 3750" svg:viewBox="0 0 851 3751">
          <text:p/>
        </draw:connector>
        <draw:frame draw:style-name="gr11" draw:text-style-name="P6" draw:layer="layout" svg:width="1.5cm" svg:height="0.9cm" svg:x="14.4cm" svg:y="9.4cm">
          <draw:text-box>
            <text:p>1</text:p>
          </draw:text-box>
        </draw:frame>
        <draw:custom-shape draw:style-name="gr12" draw:text-style-name="P4" xml:id="id8" draw:id="id8" draw:layer="layout" svg:width="4.4cm" svg:height="2.2cm" svg:x="13.9cm" svg:y="17.6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4.55cm" svg:y1="15.2cm" svg:x2="16.1cm" svg:y2="17.6cm" draw:start-shape="id7" draw:start-glue-point="6" draw:end-shape="id8" draw:end-glue-point="0" svg:d="M14550 15200l1550 2400" svg:viewBox="0 0 1551 2401">
          <text:p/>
        </draw:connector>
        <draw:custom-shape draw:style-name="gr13" draw:text-style-name="P4" xml:id="id9" draw:id="id9" draw:layer="layout" svg:width="4cm" svg:height="2.1cm" svg:x="9.2cm" svg:y="20.1cm">
          <text:p text:style-name="P1">slam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0" draw:id="id10" draw:layer="layout" svg:width="3.8cm" svg:height="2.3cm" svg:x="15.5cm" svg:y="22.2cm">
          <text:p text:style-name="P1">ques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3.9cm" svg:y1="18.7cm" svg:x2="12.615cm" svg:y2="20.407cm" draw:start-shape="id8" draw:end-shape="id9" draw:end-glue-point="11" svg:d="M13900 18700l-1285 1707" svg:viewBox="0 0 1286 1708">
          <text:p/>
        </draw:connector>
        <draw:connector draw:style-name="gr5" draw:text-style-name="P4" draw:layer="layout" draw:type="line" svg:x1="16.1cm" svg:y1="19.8cm" svg:x2="18.744cm" svg:y2="22.536cm" draw:start-shape="id8" draw:start-glue-point="2" draw:end-shape="id10" draw:end-glue-point="11" svg:d="M16100 19800l2644 2736" svg:viewBox="0 0 2645 2737">
          <text:p/>
        </draw:connector>
        <draw:frame draw:style-name="gr15" draw:text-style-name="P6" draw:layer="layout" svg:width="1.1cm" svg:height="1cm" svg:x="15.1cm" svg:y="15.5cm">
          <draw:text-box>
            <text:p>N</text:p>
          </draw:text-box>
        </draw:frame>
        <draw:custom-shape draw:style-name="gr16" draw:text-style-name="P4" draw:layer="layout" svg:width="3.8cm" svg:height="1.6cm" svg:x="14.2cm" svg:y="17.9cm">
          <text:p text:style-name="P1">Slam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3cm" svg:height="2.1cm" draw:transform="skewX (0.0256563400043166) translate (12.931cm 12.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1T23:31:46.424137128</meta:creation-date>
    <dc:date>2018-09-02T00:10:36.164409939</dc:date>
    <meta:editing-duration>PT7M33S</meta:editing-duration>
    <meta:editing-cycles>2</meta:editing-cycles>
    <meta:generator>LibreOffice/6.0.3.2$Linux_X86_64 LibreOffice_project/00m0$Build-2</meta:generator>
    <meta:document-statistic meta:object-count="25"/>
  </office:meta>
</office:document-meta>
</file>